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320077C9740FAF786F4.jpg" manifest:media-type="image/jpeg"/>
  <manifest:file-entry manifest:full-path="Pictures/1000000000000258000003205CFE98B8A7634E8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78cm" svg:y="3.44cm" svg:width="7.811cm" svg:height="10.412cm" draw:z-index="0"><draw:image xlink:href="Pictures/100000000000025800000320077C9740FAF786F4.jpg" xlink:type="simple" xlink:show="embed" xlink:actuate="onLoad"/></draw:frame><draw:frame draw:style-name="fr1" draw:name="Image2" text:anchor-type="paragraph" svg:x="8.045cm" svg:y="3.493cm" svg:width="7.83cm" svg:height="10.439cm" draw:z-index="1"><draw:image xlink:href="Pictures/1000000000000258000003205CFE98B8A7634E8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08:44:35.593000000</meta:creation-date>
    <dc:date>2016-12-26T08:47:21.390000000</dc:date>
    <meta:editing-duration>PT2M4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2.1$Windows_x86 LibreOffice_project/2603b69c5ec5981bb5f053f8ebfd1f3de00a4c29</meta:generator>
  </office:meta>
</office:document-meta>
</file>